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none"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position="0% 100%"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text-position="0% 100%" style:font-name="Liberation Serif1"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font-size-asian="14pt" style:font-size-complex="14pt"/>
    </style:style>
    <style:style style:name="T1" style:family="text">
      <style:text-properties style:text-position="sub 58%" style:font-name="Liberation Serif1"/>
    </style:style>
    <style:style style:name="T2" style:family="text">
      <style:text-properties style:text-position="sub 58%" style:font-name="Liberation Serif1" fo:font-weight="normal" style:font-weight-asian="normal" style:font-weight-complex="normal"/>
    </style:style>
    <style:style style:name="T3" style:family="text">
      <style:text-properties style:text-position="0% 100%"/>
    </style:style>
    <style:style style:name="T4" style:family="text">
      <style:text-properties style:text-position="0% 100%" style:font-name="Liberation Serif1"/>
    </style:style>
    <style:style style:name="T5" style:family="text">
      <style:text-properties style:text-position="0% 100%" style:font-name="Liberation Serif1" fo:font-weight="normal" style:font-weight-asian="normal" style:font-weight-complex="normal"/>
    </style:style>
    <style:style style:name="T6"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b algorithm</text:p>
      <text:p text:style-name="P1">Richard Parker 13.10.12</text:p>
      <text:p text:style-name="P4"/>
      <text:p text:style-name="P4">Section 1 - The Seb officer</text:p>
      <text:p text:style-name="P2"/>
      <text:p text:style-name="P2">The Seb officer works entirely with integers representing 1/60 of the Euler characteristic. <text:s/>Hence and edge starts off with -60 units, and the faces and vertices with +60 units.</text:p>
      <text:p text:style-name="P2"/>
      <text:p text:style-name="P2">Here Seb is defined on blobs. <text:s/>It is a property of the officer that no boundary face can be curved by more that 1/2 (30 units) so complex vertices and string can never be attached on the boundary leaving a curved face.</text:p>
      <text:p text:style-name="P2"/>
      <text:p text:style-name="P2">To a vertex, an edge just gives the necessary units in a simple-minded fashion - a vertex of valency V always gets -60/V (rounded up) units from each adjacent edge.</text:p>
      <text:p text:style-name="P2"/>
      <text:p text:style-name="P2">The remainder is computed and will be represented by R. <text:s/>This negative curvature quantity is given to the two adjacent faces, where each gets a negative of zero quantity.</text:p>
      <text:p text:style-name="P2"/>
      <text:p text:style-name="P5">1. <text:s/>Boundary edges.</text:p>
      <text:p text:style-name="P2"/>
      <text:p text:style-name="P2">If an edge is a boundary edge, there is only one face adjacent, and it receives R.</text:p>
      <text:p text:style-name="P2"><text:s text:c="3"/><text:tab/>All remaining cases assume that the edge is internal.</text:p>
      <text:p text:style-name="P2"/>
      <text:p text:style-name="P5">2. <text:s/>Edges at Steve distance 1 from a boundary edge.</text:p>
      <text:p text:style-name="P2"/>
      <text:p text:style-name="P3">If a half-edge (one side of an edge) is internal, it may be that F or F<text:span text:style-name="T6">-1</text:span><text:span text:style-name="T3"> is a boundary edge. <text:s/>A half-edge is of type </text:span><text:span text:style-name="T4">β</text:span><text:span text:style-name="T1">1</text:span><text:span text:style-name="T3"> (respectively </text:span><text:span text:style-name="T4">β</text:span><text:span text:style-name="T1">2</text:span><text:span text:style-name="T3">) if one (respectively both) of F and F</text:span><text:span text:style-name="T6">-1</text:span><text:span text:style-name="T3"> is a boundary edge.</text:span> <text:s/>If an internal edge has neither F nor F<text:span text:style-name="T6">-1</text:span><text:span text:style-name="T3"> on the boundary, but the other side is of type </text:span><text:span text:style-name="T4">β</text:span><text:span text:style-name="T1">1</text:span><text:span text:style-name="T3"> (respectively </text:span><text:span text:style-name="T4">β</text:span><text:span text:style-name="T1">2</text:span><text:span text:style-name="T3">) we say that this half-edge is of type </text:span><text:span text:style-name="T4">γ.</text:span></text:p>
      <text:p text:style-name="P6"/>
      <text:p text:style-name="P3"><text:span text:style-name="T4">β</text:span><text:span text:style-name="T1">1 </text:span><text:span text:style-name="T4">β</text:span><text:span text:style-name="T1">1</text:span><text:span text:style-name="T4"> Shared equally</text:span></text:p>
      <text:p text:style-name="P3"><text:span text:style-name="T4">β</text:span><text:span text:style-name="T1">1 </text:span><text:span text:style-name="T4">β</text:span><text:span text:style-name="T1">2</text:span><text:span text:style-name="T4"> Shared in the ratio 2-1 with the β</text:span><text:span text:style-name="T1">2</text:span><text:span text:style-name="T4"> face getting 2R/3 rounded up and the </text:span></text:p>
      <text:p text:style-name="P7"><text:tab/>other face getting the remainder.</text:p>
      <text:p text:style-name="P2"><text:span text:style-name="T5">β</text:span><text:span text:style-name="T2">2 </text:span><text:span text:style-name="T5">β</text:span><text:span text:style-name="T2">2</text:span><text:span text:style-name="T5"> Shared equally</text:span></text:p>
      <text:p text:style-name="P3"><text:span text:style-name="T4">β</text:span><text:span text:style-name="T1">1 </text:span><text:span text:style-name="T4">γ The beta face gets 1/12 and the gamma face gets the rest.</text:span></text:p>
      <text:p text:style-name="P3"><text:span text:style-name="T4">β</text:span><text:span text:style-name="T1">2 </text:span><text:span text:style-name="T4">γ The beta face gets 1/6 and the gamma face gets the rest.</text:span></text:p>
      <text:p text:style-name="P7"/>
      <text:p text:style-name="P2"/>
      <text:p text:style-name="P4">Section 2 - The Segment table</text:p>
      <text:p text:style-name="P2"/>
      <text:p text:style-name="P2">The main task of the algorithm is to produce the segment table, listing the minimum divergence that a segment can recive under the officer. <text:s/>In this sense, a segment consists of a section of a relator (i.e. a notch-type and a length) along with the "class" of the vertices at the two ends. <text:s/>The table stores the minimum divergence that can be given by the edges to the faces over all ways of matching the outside with edges, provided only that the starting vertex and ending vertex are in the class specified - there may be any number of intermediate vertices.</text:p>
      <text:p text:style-name="P2"/>
      <text:p text:style-name="P2">The method of storage of this table is the subject of a separate section. <text:s/>Here it is imagined as having a functional interface (get and set with these parameters). <text:s/>In some cases, the curvature of a segment depends only on the vertex types</text:p>
      <text:p text:style-name="P2"/>
      <text:p text:style-name="P2"/>
      <text:p text:style-name="P2"/>
      <text:p text:style-name="P4">Section 3 - The "two boundary edges" lemma.</text:p>
      <text:p text:style-name="P2"/>
      <text:p text:style-name="P3">If a face has two separate edges on the boundary (they cannot be adjacent in a blob) we must be certain the that curvature is not positive, since our area-computing algorithm requires this. <text:s/>The required properties of the officer needed to prove this are . . .</text:p>
      <text:p text:style-name="P3"/>
      <text:p text:style-name="P3">1. <text:s/>That no edge gives a positive amount of curvature to any face. <text:s/></text:p>
      <text:p text:style-name="P3">2. <text:s/>That every boundary edge gives at least 1/3 (20 units).</text:p>
      <text:p text:style-name="P3"/>
      <text:p text:style-name="P3">From these, it already follows that a positive face can have at most two boundary edges. </text:p>
      <text:p text:style-name="P3"/>
      <text:p text:style-name="P3">If a half-edge (one side of an edge) is internal, it may be that F or F<text:span text:style-name="T6">-1</text:span><text:span text:style-name="T3"> is a boundary edge on either side. <text:s/>A half-edge is of type </text:span><text:span text:style-name="T4">β</text:span><text:span text:style-name="T1">1</text:span><text:span text:style-name="T3"> (respectively </text:span><text:span text:style-name="T4">β</text:span><text:span text:style-name="T1">2</text:span><text:span text:style-name="T3">) if one (respectively both) of F and F</text:span><text:span text:style-name="T6">-1</text:span><text:span text:style-name="T3"> is a boundary edge.</text:span> <text:s/>If an internal edge has neither F nor F<text:span text:style-name="T6">-1</text:span><text:span text:style-name="T3"> on the boundary, but the other side is of type </text:span><text:span text:style-name="T4">β</text:span><text:span text:style-name="T1">1</text:span><text:span text:style-name="T3"> (respectively </text:span><text:span text:style-name="T4">β</text:span><text:span text:style-name="T1">2</text:span><text:span text:style-name="T3">) we say that this half-edge is</text:span></text:p>
      <text:p text:style-name="P3"><text:span text:style-name="T4">γ</text:span><text:span text:style-name="T1">1</text:span><text:span text:style-name="T3"> (respectively </text:span><text:span text:style-name="T4">γ</text:span><text:span text:style-name="T1">2</text:span><text:span text:style-name="T3">) <text:s/></text:span></text:p>
      <text:p text:style-name="P3"/>
      <text:p text:style-name="P3">3. <text:s/>That an edge of type <text:span text:style-name="T4">β</text:span><text:span text:style-name="T1">1</text:span><text:span text:style-name="T3"> (respectively </text:span><text:span text:style-name="T4">β</text:span><text:span text:style-name="T1">2</text:span><text:span text:style-name="T3">) gives at least 1/12 (respectively 1/6) to the face.</text:span></text:p>
      <text:p text:style-name="P6"/>
      <text:p text:style-name="P3"><text:span text:style-name="T3">We can then see that if there are at least two boundary edges, they give 2/3 from property 2, and the vertices of type </text:span><text:span text:style-name="T4">β</text:span><text:span text:style-name="T1">x</text:span><text:span text:style-name="T3"> have the sum of the x values at least 4, so that the face receives at least 4/12 from them. <text:s/>Hence the curvature is at most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 </meta:initial-creator>
    <meta:creation-date>2011-11-26T16:26:49</meta:creation-date>
    <dc:date>2012-10-15T10:45:15</dc:date>
    <dc:creator>Max Neunhoeffer</dc:creator>
    <meta:editing-duration>P1DT4H30M46S</meta:editing-duration>
    <meta:editing-cycles>71</meta:editing-cycles>
    <meta:generator>LibreOffice/3.3$Unix LibreOffice_project/330m19$Build-401</meta:generator>
    <meta:printed-by>User </meta:printed-by>
    <meta:print-date>2012-09-05T12:35:15</meta:print-date>
    <meta:document-statistic meta:table-count="0" meta:image-count="0" meta:object-count="0" meta:page-count="1" meta:paragraph-count="30" meta:word-count="701" meta:character-count="3703"/>
  </office:meta>
</office:document-meta>
</file>